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9f504"/>
    </style:style>
    <style:style style:name="P2" style:family="paragraph" style:parent-style-name="Standard">
      <style:text-properties officeooo:paragraph-rsid="0019f504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9f504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bc0fa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cbfed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e70fb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bc0fa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rsid="001fd6e0" officeooo:paragraph-rsid="001fd6e0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rsid="001e70fb" officeooo:paragraph-rsid="001e70fb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rsid="001fd6e0" officeooo:paragraph-rsid="001fd6e0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bold" officeooo:paragraph-rsid="0019f504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bold" officeooo:paragraph-rsid="001cbfed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bold" officeooo:paragraph-rsid="001e70fb" style:font-weight-asian="bold" style:font-weight-complex="bold"/>
    </style:style>
    <style:style style:name="T1" style:family="text">
      <style:text-properties officeooo:rsid="0019f504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normal" style:font-weight-complex="normal"/>
    </style:style>
    <style:style style:name="T5" style:family="text">
      <style:text-properties officeooo:rsid="001cbfed"/>
    </style:style>
    <style:style style:name="T6" style:family="text">
      <style:text-properties fo:color="#c9211e" loext:opacity="100%"/>
    </style:style>
    <style:style style:name="T7" style:family="text">
      <style:text-properties fo:color="#2a609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Задание:</text:span><text:line-break/><text:span text:style-name="T1">1. </text:span><text:span text:style-name="T3">Используя команду cat, создать два файла с данными?</text:span></text:p>
      <text:p text:style-name="P4"><text:line-break/>root@ovz1:~/homework/hw2# cat &gt; file1.txt</text:p>
      <text:p text:style-name="P4">Это файл № 1.</text:p>
      <text:p text:style-name="P2">root@ovz1:~/homework/hw2# cat &gt; file2.txt</text:p>
      <text:p text:style-name="P1">Это файл № 2.</text:p>
      <text:p text:style-name="P1"/>
      <text:p text:style-name="P12">а затем объединить их:</text:p>
      <text:p text:style-name="P1">root@ovz1:~/homework/hw2# cat file1.txt file2.txt &gt; <text:s/>file12.txt</text:p>
      <text:p text:style-name="P1"/>
      <text:p text:style-name="P12">Просмотреть содержимое созданного файла.</text:p>
      <text:p text:style-name="P1">root@ovz1:~/homework/hw2# cat file12.txt</text:p>
      <text:p text:style-name="P1">Это файл № 1.</text:p>
      <text:p text:style-name="P1">Это файл № 2.</text:p>
      <text:p text:style-name="P1"/>
      <text:p text:style-name="P12">Переименовать файл, дав ему новое имя.</text:p>
      <text:p text:style-name="P1">root@ovz1:~/homework/hw2# mv file12.txt file1_2.txt</text:p>
      <text:p text:style-name="P1">root@ovz1:~/homework/hw2# ls</text:p>
      <text:p text:style-name="P1">file1_2.txt <text:s/>file1.txt <text:s/>file2.txt</text:p>
      <text:p text:style-name="P4"/>
      <text:p text:style-name="P5"><text:span text:style-name="T1">2. </text:span><text:span text:style-name="T3">Создать несколько файлов.</text:span></text:p>
      <text:p text:style-name="P5">root@ovz1:~/homework/hw2# touch file3.txt file4.txt file5.txt</text:p>
      <text:p text:style-name="P5">root@ovz1:~/homework/hw2# ls</text:p>
      <text:p text:style-name="P5">file1_2.txt <text:s/>file1.txt <text:s/>file2.txt <text:s/>file3.txt <text:s/>file4.txt <text:s/>file5.txt</text:p>
      <text:p text:style-name="P5"/>
      <text:p text:style-name="P5"><text:span text:style-name="T3">Создать директорию, переместить файл туда.</text:span> </text:p>
      <text:p text:style-name="P5">root@ovz1:~/homework/hw2# mkdir trash</text:p>
      <text:p text:style-name="P5">root@ovz1:~/homework/hw2# mv file4.txt ./trash</text:p>
      <text:p text:style-name="P5">root@ovz1:~/homework/hw2# ls</text:p>
      <text:p text:style-name="P5">file1_2.txt <text:s/>file1.txt <text:s/>file2.txt <text:s/>file3.txt <text:s/>file5.txt <text:s/>trash</text:p>
      <text:p text:style-name="P5">root@ovz1:~/homework/hw2# cd trash</text:p>
      <text:p text:style-name="P5">root@ovz1:~/homework/hw2/trash# ls</text:p>
      <text:p text:style-name="P5">file4.txt</text:p>
      <text:p text:style-name="P5"/>
      <text:p text:style-name="P5"><text:span text:style-name="T3">Удалить все созданные в этом и предыдущем задании директории и файлы.</text:span></text:p>
      <text:p text:style-name="P8">root@ovz1:~/homework/hw2# ls</text:p>
      <text:p text:style-name="P8">file1_2.txt <text:s/>file1.txt <text:s/>file2.txt <text:s/>file3.txt <text:s/>file5.txt <text:s/>trash</text:p>
      <text:p text:style-name="P8">root@ovz1:~/homework/hw2# rm -rf trash</text:p>
      <text:p text:style-name="P8">root@ovz1:~/homework/hw2# ls</text:p>
      <text:p text:style-name="P5"><text:span text:style-name="T4">file1_2.txt <text:s/>file1.txt <text:s/>file2.txt <text:s/>file3.txt <text:s/>file5.txt</text:span></text:p>
      <text:p text:style-name="P5"><text:span text:style-name="T4">root@ovz1:~/homework/hw2# rm file1_2.txt file1.txt file2.txt file3.txt file5.txt</text:span></text:p>
      <text:p text:style-name="P5"><text:span text:style-name="T4">root@ovz1:~/homework/hw2# ls</text:span></text:p>
      <text:p text:style-name="P5"><text:span text:style-name="T4">root@ovz1:~/homework/hw2# </text:span></text:p>
      <text:p text:style-name="P5"><text:line-break/><text:span text:style-name="T1">3. </text:span><text:span text:style-name="T3">Создать файл file1 и наполнить его произвольным содержимым.</text:span> root@ovz1:~/homework/hw2# cat &gt; file1</text:p>
      <text:p text:style-name="P5">Это файл номер один.</text:p>
      <text:p text:style-name="P6"><text:soft-page-break/><text:span text:style-name="T3">Скопировать его в file2.</text:span> </text:p>
      <text:p text:style-name="P6">root@ovz1:~/homework/hw2# cp file1 file2</text:p>
      <text:p text:style-name="P6">root@ovz1:~/homework/hw2# ls</text:p>
      <text:p text:style-name="P6">file1 <text:s/>file2</text:p>
      <text:p text:style-name="P6">root@ovz1:~/homework/hw2# cat file2</text:p>
      <text:p text:style-name="P6">Это файл номер один.</text:p>
      <text:p text:style-name="P6"/>
      <text:p text:style-name="P13">Создать символическую ссылку file3 на file1. </text:p>
      <text:p text:style-name="P6">root@ovz1:~/homework/hw2# ln -s file1 file3</text:p>
      <text:p text:style-name="P6">root@ovz1:~/homework/hw2# ls</text:p>
      <text:p text:style-name="P6">file1 <text:s/>file2 <text:s/>file3</text:p>
      <text:p text:style-name="P6"/>
      <text:p text:style-name="P13">Создать жесткую ссылку file4 на file1. </text:p>
      <text:p text:style-name="P6">root@ovz1:~/homework/hw2# ln -P file1 file4</text:p>
      <text:p text:style-name="P6">root@ovz1:~/homework/hw2# ls</text:p>
      <text:p text:style-name="P6">file1 <text:s/>file2 <text:s/>file3 <text:s/>file4</text:p>
      <text:p text:style-name="P6"/>
      <text:p text:style-name="P14">Посмотреть, какие айноды у файлов. </text:p>
      <text:p text:style-name="P7">root@ovz1:~/homework/hw2# ls -i</text:p>
      <text:p text:style-name="P7">524864 file1 <text:s/>524865 file2 <text:s/>524879 file3 <text:s/>524864 file4</text:p>
      <text:p text:style-name="P7"/>
      <text:p text:style-name="P14">Удалить file1.</text:p>
      <text:p text:style-name="P6">root@ovz1:~/homework/hw2# rm file1</text:p>
      <text:p text:style-name="P6"/>
      <text:p text:style-name="P14">Что стало с остальными созданными файлами? </text:p>
      <text:p text:style-name="P10">Файл file3 стал подсвечиваться красным, из-за того, что это символическая ссылка (ярлык) файла file1.</text:p>
      <text:p text:style-name="P7"/>
      <text:p text:style-name="P14">Попробовать вывести их на экран.</text:p>
      <text:p text:style-name="P7">root@ovz1:~/homework/hw2# ls</text:p>
      <text:p text:style-name="P7">file2 <text:s/><text:span text:style-name="T6">file3</text:span> <text:s/>file4</text:p>
      <text:p text:style-name="P7"/>
      <text:p text:style-name="P14"><text:span text:style-name="T5">5</text:span><text:span text:style-name="T1">. </text:span>Дать созданным файлам другие, произвольные имена.</text:p>
      <text:p text:style-name="P7">root@ovz1:~/homework/hw2# mv file2 file22</text:p>
      <text:p text:style-name="P7">root@ovz1:~/homework/hw2# mv file3 file33</text:p>
      <text:p text:style-name="P7">root@ovz1:~/homework/hw2# mv file4 file44</text:p>
      <text:p text:style-name="P7">root@ovz1:~/homework/hw2# ls</text:p>
      <text:p text:style-name="P7">file22 <text:s/><text:span text:style-name="T6">file33</text:span> <text:s/>file44</text:p>
      <text:p text:style-name="P7"/>
      <text:p text:style-name="P14">Создать новую символическую ссылку. </text:p>
      <text:p text:style-name="P7">root@ovz1:~/homework/hw2# ln -s file22 file55</text:p>
      <text:p text:style-name="P7">root@ovz1:~/homework/hw2# ls</text:p>
      <text:p text:style-name="P7">file22 <text:s/><text:span text:style-name="T6">file33</text:span> <text:s/>file44 <text:s/><text:span text:style-name="T7">file55</text:span></text:p>
      <text:p text:style-name="P7"/>
      <text:p text:style-name="P14">Переместить ссылки в другую директорию.</text:p>
      <text:p text:style-name="P9">Создали новую директорию links:</text:p>
      <text:p text:style-name="P7">root@ovz1:~/homework/hw2# mkdir links</text:p>
      <text:p text:style-name="P7"/>
      <text:p text:style-name="P11"><text:soft-page-break/>Перенесли ссылки в директорию links:</text:p>
      <text:p text:style-name="P7">root@ovz1:~/homework/hw2# mv file33 file55 links/</text:p>
      <text:p text:style-name="P7">root@ovz1:~/homework/hw2# ls</text:p>
      <text:p text:style-name="P7">file22 <text:s/>file44 <text:s/>links</text:p>
      <text:p text:style-name="P7"/>
      <text:p text:style-name="P11">Перешли и проверили папку links:</text:p>
      <text:p text:style-name="P11">root@ovz1:~/homework/hw2# cd links</text:p>
      <text:p text:style-name="P11">root@ovz1:~/homework/hw2/links# ls</text:p>
      <text:p text:style-name="P11">file33 <text:s/>file55</text:p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00:16:28.080571230</meta:creation-date>
    <dc:date>2023-02-01T01:05:42.145010409</dc:date>
    <meta:editing-duration>PT1M5S</meta:editing-duration>
    <meta:editing-cycles>1</meta:editing-cycles>
    <meta:document-statistic meta:table-count="0" meta:image-count="0" meta:object-count="0" meta:page-count="3" meta:paragraph-count="83" meta:word-count="347" meta:character-count="3065" meta:non-whitespace-character-count="2750"/>
    <meta:generator>LibreOffice/7.3.7.2$Linux_X86_64 LibreOffice_project/30$Build-2</meta:generator>
  </office:meta>
</office:document-meta>
</file>